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padding="0.049cm" fo:border="0.06pt solid #d9d9e3"/>
    </style:style>
    <style:style style:name="P2" style:family="paragraph" style:parent-style-name="Text_20_body">
      <style:paragraph-properties fo:text-align="center" style:justify-single-word="false" fo:padding="0.049cm" fo:border="0.06pt solid #d9d9e3"/>
      <style:text-properties fo:font-size="16pt" fo:font-weight="bold" officeooo:rsid="0003ac0c" officeooo:paragraph-rsid="0003ac0c" style:font-size-asian="14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1ASIR- GUILLERMO MUÑOZ SERRANO- HARDWARE</text:p>
      <text:p text:style-name="P1"/>
      <text:p text:style-name="P1"/>
      <text:p text:style-name="P1">A continuación, se describen algunas de las principales diferencias entre USB 2.0, USB 3.0 y USB 4.0:</text:p>
      <text:p text:style-name="P1"/>
      <text:p text:style-name="P1">USB 2.0: Este estándar fue introducido en el año 2000 y es compatible con velocidades de transferencia de datos de hasta 480Mbps. Es compatible con dispositivos USB 1.1 anteriores y es compatible con dispositivos USB 2.0 adicionales. Con USB 2.0 se puede conectar dispositivos como discos duros externos, impresoras, cámaras, etc.</text:p>
      <text:p text:style-name="P1"/>
      <text:p text:style-name="P1">USB 3.0: Este estándar fue introducido en el año 2008 y es compatible con velocidades de transferencia de datos de hasta 5Gbps. Es compatible con dispositivos USB 2.0 anteriores y es compatible con dispositivos USB 3.0 adicionales. Con USB 3.0 se puede transferir grandes cantidades de datos a una velocidad significativamente mayor que con USB 2.0, como discos duros externos con alta capacidad, dispositivos de almacenamiento en red y dispositivos de captura de vídeo.</text:p>
      <text:p text:style-name="P1"/>
      <text:p text:style-name="P1">USB 4.0: USB 4.0 fue lanzado en 2019, es compatible con velocidades de transferencia de datos de hasta 40 Gbps y se basa en la especificación Thunderbolt 3. Es compatible con dispositivos USB 3.2 y USB 2.0 anteriores, pero sólo puede alcanzar la velocidad de transferencia máxima de 40 Gbps cuando se conecta a dispositivos USB 4.0. Es útil para tareas de transferencia de gran cantidad de datos, como el uso de varias pantallas 4K y dispositivos de almacenamiento ultra rápido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0T12:46:13.145000000</meta:creation-date>
    <dc:date>2023-01-10T12:47:42.351000000</dc:date>
    <meta:editing-duration>PT1M29S</meta:editing-duration>
    <meta:editing-cycles>1</meta:editing-cycles>
    <meta:document-statistic meta:table-count="0" meta:image-count="0" meta:object-count="0" meta:page-count="1" meta:paragraph-count="5" meta:word-count="228" meta:character-count="1419" meta:non-whitespace-character-count="1196"/>
    <meta:generator>LibreOffice/7.3.4.2$Windows_X86_64 LibreOffice_project/728fec16bd5f605073805c3c9e7c4212a0120dc5</meta:generator>
  </office:meta>
</office:document-meta>
</file>